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198cm"/>
    </style:style>
    <style:style style:name="co4" style:family="table-column">
      <style:table-column-properties fo:break-before="auto" style:column-width="8.719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1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person</text:p>
          </table:table-cell>
          <table:table-cell table:style-name="Default" office:value-type="string">
            <text:p>date</text:p>
          </table:table-cell>
          <table:table-cell office:value-type="string">
            <text:p>what</text:p>
          </table:table-cell>
          <table:table-cell office:value-type="string">
            <text:p>hours</text:p>
          </table:table-cell>
          <table:table-cell office:value-type="string">
            <text:p>eric</text:p>
          </table:table-cell>
          <table:table-cell office:value-type="string">
            <text:p>john</text:p>
          </table:table-cell>
          <table:table-cell office:value-type="string">
            <text:p>seb</text:p>
          </table:table-cell>
        </table:table-row>
        <table:table-row table:style-name="ro1">
          <table:table-cell office:value-type="string">
            <text:p>eric</text:p>
          </table:table-cell>
          <table:table-cell office:value-type="date" office:date-value="2012-01-15">
            <text:p>15-01-12</text:p>
          </table:table-cell>
          <table:table-cell office:value-type="string">
            <text:p>Converting the git repos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john, eric</text:p>
          </table:table-cell>
          <table:table-cell office:value-type="date" office:date-value="2012-01-25">
            <text:p>25-01-12</text:p>
          </table:table-cell>
          <table:table-cell office:value-type="string">
            <text:p>Architecture meeting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date" office:date-value="2012-01-27">
            <text:p>27-01-12</text:p>
          </table:table-cell>
          <table:table-cell office:value-type="string">
            <text:p>Making an indexhibit clon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eric</text:p>
          </table:table-cell>
          <table:table-cell office:value-type="date" office:date-value="2012-01-30">
            <text:p>30-01-12</text:p>
          </table:table-cell>
          <table:table-cell office:value-type="string">
            <text:p>Temporary front-page restyl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02">
            <text:p>02-02-12</text:p>
          </table:table-cell>
          <table:table-cell office:value-type="string">
            <text:p>Start of the git viewer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07">
            <text:p>07-02-12</text:p>
          </table:table-cell>
          <table:table-cell office:value-type="string">
            <text:p>osp web fonts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b, eric</text:p>
          </table:table-cell>
          <table:table-cell office:value-type="date" office:date-value="2012-02-08">
            <text:p>08-02-12</text:p>
          </table:table-cell>
          <table:table-cell office:value-type="string">
            <text:p>design meetin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ric</text:p>
          </table:table-cell>
          <table:table-cell office:value-type="date" office:date-value="2012-02-09">
            <text:p>09-02-12</text:p>
          </table:table-cell>
          <table:table-cell office:value-type="string">
            <text:p>git viewer: templating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09">
            <text:p>09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date" office:date-value="2012-02-10">
            <text:p>10-02-12</text:p>
          </table:table-cell>
          <table:table-cell office:value-type="string">
            <text:p>git viewer: ui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10">
            <text:p>10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10.5">
            <text:p>10,5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date" office:date-value="2012-02-13">
            <text:p>13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date" office:date-value="2012-02-14">
            <text:p>14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3.5">
            <text:p>3,5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date" office:date-value="2012-02-14">
            <text:p>14-02-12</text:p>
          </table:table-cell>
          <table:table-cell office:value-type="string">
            <text:p>git viewer: installation instructions ubuntu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14">
            <text:p>14-02-12</text:p>
          </table:table-cell>
          <table:table-cell office:value-type="string">
            <text:p>git viewer: troubleshooting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15">
            <text:p>15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date" office:date-value="2012-02-16">
            <text:p>16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date" office:date-value="2012-02-16">
            <text:p>16-02-12</text:p>
          </table:table-cell>
          <table:table-cell office:value-type="string">
            <text:p>git viewer: transducer on front end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17">
            <text:p>17-02-12</text:p>
          </table:table-cell>
          <table:table-cell office:value-type="string">
            <text:p>git viewer: ui with breadcrumbs and icons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24">
            <text:p>24-02-12</text:p>
          </table:table-cell>
          <table:table-cell office:value-type="string">
            <text:p>redo gallery theme as bootstrap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25">
            <text:p>25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date" office:date-value="2012-02-25">
            <text:p>25-02-12</text:p>
          </table:table-cell>
          <table:table-cell office:value-type="string">
            <text:p>git viewer: the night we refactored and implemented the cach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26">
            <text:p>26-02-12</text:p>
          </table:table-cell>
          <table:table-cell office:value-type="string">
            <text:p>git viewer: multi-repository support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28">
            <text:p>28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date" office:date-value="2012-03-01">
            <text:p>01-03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date" office:date-value="2012-03-04">
            <text:p>04-03-12</text:p>
          </table:table-cell>
          <table:table-cell office:value-type="string">
            <text:p>converted last indexhibit to iceberg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eric</text:p>
          </table:table-cell>
          <table:table-cell office:value-type="date" office:date-value="2012-03-05">
            <text:p>05-03-12</text:p>
          </table:table-cell>
          <table:table-cell office:value-type="string">
            <text:p>osp bootstrap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E30:.G30])" office:value-type="float" office:value="92.5">
            <text:p>92,5</text:p>
          </table:table-cell>
          <table:table-cell table:formula="of:=SUM([.E1:.E29])" office:value-type="float" office:value="43">
            <text:p>43</text:p>
          </table:table-cell>
          <table:table-cell table:formula="of:=SUM([.F1:.F28])" office:value-type="float" office:value="47.5">
            <text:p>47,5</text:p>
          </table:table-cell>
          <table:table-cell table:formula="of:=SUM([.G1:.G18])" office:value-type="float" office:value="2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([.E30]/[.D30])*1780" office:value-type="float" office:value="827.459459459459">
            <text:p>827,46</text:p>
          </table:table-cell>
          <table:table-cell table:formula="of:=([.F30]/[.D30])*1780" office:value-type="float" office:value="914.054054054054">
            <text:p>914,05</text:p>
          </table:table-cell>
          <table:table-cell table:formula="of:=([.G30]/[.D30])*1780" office:value-type="float" office:value="38.4864864864865">
            <text:p>38,49</text:p>
          </table:table-cell>
        </table:table-row>
        <table:table-row table:style-name="ro1">
          <table:table-cell/>
          <table:table-cell table:style-name="Default"/>
          <table:table-cell office:value-type="string">
            <text:p>if we want to go for €30/hour we still have</text:p>
          </table:table-cell>
          <table:table-cell table:formula="of:=(1780/30)-[.D30]" office:value-type="float" office:value="-33.1666666666667">
            <text:p>-33,17</text:p>
          </table:table-cell>
          <table:table-cell office:value-type="string">
            <text:p>hour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we are actually at a rate of</text:p>
          </table:table-cell>
          <table:table-cell table:formula="of:=(1780/[.D30])" office:value-type="float" office:value="19.2432432432432">
            <text:p>19,24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G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9-03-2012</text:date>, <text:time>18:3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8T14:52:18</meta:creation-date>
    <dc:date>2012-03-09T18:35:18</dc:date>
    <meta:editing-duration>PT1H54M19S</meta:editing-duration>
    <meta:editing-cycles>9</meta:editing-cycles>
    <meta:generator>LibreOffice/3.4$Unix LibreOffice_project/340m1$Build-402</meta:generator>
    <dc:creator>Eric Schrijver</dc:creator>
    <meta:document-statistic meta:table-count="3" meta:cell-count="129" meta:object-count="0"/>
  </office:meta>
</office:document-meta>
</file>